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14f26f" officeooo:paragraph-rsid="0014f26f"/>
    </style:style>
    <style:style style:name="P2" style:family="paragraph" style:parent-style-name="Standard">
      <style:text-properties fo:font-weight="bold" officeooo:rsid="0014f26f" officeooo:paragraph-rsid="0014f26f" style:font-weight-asian="bold" style:font-weight-complex="bold"/>
    </style:style>
    <style:style style:name="P3" style:family="paragraph" style:parent-style-name="Standard">
      <style:text-properties fo:font-weight="normal" officeooo:rsid="0014f26f" officeooo:paragraph-rsid="0014f26f" style:font-weight-asian="normal" style:font-weight-complex="normal"/>
    </style:style>
    <style:style style:name="P4" style:family="paragraph" style:parent-style-name="Table_20_Contents">
      <style:text-properties officeooo:rsid="0014f26f" officeooo:paragraph-rsid="0014f26f"/>
    </style:style>
    <style:style style:name="P5" style:family="paragraph" style:parent-style-name="Table_20_Contents">
      <style:text-properties fo:font-weight="bold" officeooo:rsid="0014f26f" officeooo:paragraph-rsid="0014f26f" style:font-weight-asian="bold" style:font-weight-complex="bold"/>
    </style:style>
    <style:style style:name="P6" style:family="paragraph" style:parent-style-name="Standard">
      <style:text-properties fo:font-weight="normal" officeooo:rsid="0014f26f" officeooo:paragraph-rsid="0014f26f" style:font-weight-asian="normal" style:font-weight-complex="normal"/>
    </style:style>
    <style:style style:name="P7" style:family="paragraph" style:parent-style-name="Standard">
      <style:text-properties fo:font-weight="normal" officeooo:rsid="0016a1f8" officeooo:paragraph-rsid="0016a1f8" style:font-weight-asian="normal" style:font-weight-complex="normal"/>
    </style:style>
    <style:style style:name="P8" style:family="paragraph" style:parent-style-name="Standard">
      <style:text-properties officeooo:paragraph-rsid="0014f26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f26f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671ae" style:font-weight-asian="normal" style:font-weight-complex="normal"/>
    </style:style>
    <style:style style:name="T5" style:family="text">
      <style:text-properties officeooo:rsid="001671ae"/>
    </style:style>
    <style:style style:name="T6" style:family="text">
      <style:text-properties officeooo:rsid="0014f26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Team names:</text:span><text:span text:style-name="T6"><text:tab/><text:tab/><text:tab/><text:tab/><text:tab/><text:tab/><text:tab/><text:tab/></text:span><text:span text:style-name="T2">Date:</text:span><text:span text:style-name="T6"> </text:span><text:span text:style-name="T5">26</text:span><text:span text:style-name="T6"> </text:span><text:span text:style-name="T5">Jan</text:span><text:span text:style-name="T6"> ‘2</text:span><text:span text:style-name="T5">3</text:span><text:span text:style-name="T6"> / 2</text:span><text:span text:style-name="T5">7</text:span><text:span text:style-name="T6"> </text:span><text:span text:style-name="T5">Jan</text:span><text:span text:style-name="T6"> ‘2</text:span><text:span text:style-name="T5">3</text:span></text:p>
      <text:p text:style-name="P1"/>
      <text:p text:style-name="P1"><text:span text:style-name="T1">Site Name</text:span> (circle): grass / renosterveld / sand / invasion / sandstone / limestone</text:p>
      <text:p text:style-name="P1"/>
      <text:p text:style-name="P2">Corner: <text:span text:style-name="T3">NW / NE / SW / SE</text:span></text:p>
      <text:p text:style-name="P3"/>
      <text:p text:style-name="P2">Dung count:<text:span text:style-name="T3"> </text:span><text:span text:style-name="T4">Eland (</text:span><text:span text:style-name="T3">0 / 1 / 2 / 3 / 4</text:span><text:span text:style-name="T4">) | Bontebok (0 / 1 / 2 / 3 / 4) | Ostrich (0 / 1 / 2 / 3 / 4)</text:span></text:p>
      <text:p text:style-name="P2"/>
      <text:p text:style-name="P2">Focal species:</text:p>
      <text:p text:style-name="P3"/>
      <text:p text:style-name="P7"><text:span text:style-name="T1">General photos of site?</text:span> Y/N</text:p>
      <text:p text:style-name="P3"/>
      <text:p text:style-name="P3"/>
      <table:table table:name="Table1" table:style-name="Table1">
        <table:table-column table:style-name="Table1.A" table:number-columns-repeated="5"/>
        <table:table-row table:style-name="TableLine94425439662304">
          <table:table-cell table:style-name="Table1.A1" office:value-type="string">
            <text:p text:style-name="P2">Species/Sample</text:p>
          </table:table-cell>
          <table:table-cell table:style-name="Table1.A1" office:value-type="string">
            <text:p text:style-name="P5">FieldName</text:p>
          </table:table-cell>
          <table:table-cell table:style-name="Table1.A1" office:value-type="string">
            <text:p text:style-name="P5">Height (cm)</text:p>
          </table:table-cell>
          <table:table-cell table:style-name="Table1.A1" office:value-type="string">
            <text:p text:style-name="P5">Shoot Sample?</text:p>
          </table:table-cell>
          <table:table-cell table:style-name="Table1.A1" office:value-type="string">
            <text:p text:style-name="P5">Photos?</text:p>
          </table:table-cell>
        </table:table-row>
        <table:table-row table:style-name="TableLine94425508340752">
          <table:table-cell table:style-name="Table1.A1" office:value-type="string">
            <text:p text:style-name="P4">1 / 1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425508389040">
          <table:table-cell table:style-name="Table1.A1" office:value-type="string">
            <text:p text:style-name="P4">1 / 2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425508390096">
          <table:table-cell table:style-name="Table1.A1" office:value-type="string">
            <text:p text:style-name="P4">1 / 3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425508391360">
          <table:table-cell table:style-name="Table1.A1" office:value-type="string">
            <text:p text:style-name="P4">2 / 1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425508392656">
          <table:table-cell table:style-name="Table1.A1" office:value-type="string">
            <text:p text:style-name="P4">2 / 2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425508393824">
          <table:table-cell table:style-name="Table1.A1" office:value-type="string">
            <text:p text:style-name="P4">2 / 3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425508395040">
          <table:table-cell table:style-name="Table1.A1" office:value-type="string">
            <text:p text:style-name="P4">3 / 1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425508396256">
          <table:table-cell table:style-name="Table1.A1" office:value-type="string">
            <text:p text:style-name="P4">3 / 2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425508397392">
          <table:table-cell table:style-name="Table1.A1" office:value-type="string">
            <text:p text:style-name="P4">3 / 3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425508398608">
          <table:table-cell table:style-name="Table1.A1" office:value-type="string">
            <text:p text:style-name="P4">4 / 1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425508399824">
          <table:table-cell table:style-name="Table1.A1" office:value-type="string">
            <text:p text:style-name="P4">4 / 2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425508401040">
          <table:table-cell table:style-name="Table1.A1" office:value-type="string">
            <text:p text:style-name="P4">4 / 3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425508402256">
          <table:table-cell table:style-name="Table1.A1" office:value-type="string">
            <text:p text:style-name="P4">5 / 1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425508403472">
          <table:table-cell table:style-name="Table1.A1" office:value-type="string">
            <text:p text:style-name="P4">5 / 2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425508404688">
          <table:table-cell table:style-name="Table1.A1" office:value-type="string">
            <text:p text:style-name="P4">5 / 3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3"/>
      <text:p text:style-name="P3"><text:span text:style-name="T1">BioBlitz?</text:span> Y / 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1T11:58:42.442531366</meta:creation-date>
    <dc:date>2023-01-25T21:58:14.969534210</dc:date>
    <meta:editing-duration>PT11M47S</meta:editing-duration>
    <meta:editing-cycles>3</meta:editing-cycles>
    <meta:generator>LibreOffice/6.4.7.2$Linux_X86_64 LibreOffice_project/40$Build-2</meta:generator>
    <meta:document-statistic meta:table-count="1" meta:image-count="0" meta:object-count="0" meta:page-count="1" meta:paragraph-count="27" meta:word-count="129" meta:character-count="438" meta:non-whitespace-character-count="329"/>
  </office:meta>
</office:document-meta>
</file>